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c797" officeooo:paragraph-rsid="0007c797"/>
    </style:style>
    <style:style style:name="P2" style:family="paragraph" style:parent-style-name="Standard" style:list-style-name="L1">
      <style:text-properties style:text-underline-style="none" officeooo:rsid="0007c797" officeooo:paragraph-rsid="0007c797"/>
    </style:style>
    <style:style style:name="P3" style:family="paragraph" style:parent-style-name="Standard" style:list-style-name="L1">
      <style:text-properties style:text-underline-style="none" officeooo:rsid="000a720c" officeooo:paragraph-rsid="000a720c"/>
    </style:style>
    <style:style style:name="P4" style:family="paragraph" style:parent-style-name="Standard" style:list-style-name="L1">
      <style:text-properties style:text-underline-style="none" officeooo:rsid="000af20d" officeooo:paragraph-rsid="000af20d"/>
    </style:style>
    <style:style style:name="P5" style:family="paragraph" style:parent-style-name="Standard" style:list-style-name="L1">
      <style:text-properties style:text-underline-style="none" officeooo:rsid="000cbb2a" officeooo:paragraph-rsid="000cbb2a"/>
    </style:style>
    <style:style style:name="T1" style:family="text">
      <style:text-properties officeooo:rsid="00099490"/>
    </style:style>
    <style:style style:name="T2" style:family="text">
      <style:text-properties officeooo:rsid="000a720c"/>
    </style:style>
    <style:style style:name="T3" style:family="text">
      <style:text-properties officeooo:rsid="002d8ff8"/>
    </style:style>
    <style:style style:name="T4" style:family="text">
      <style:text-properties officeooo:rsid="002a54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­</text:span>Important details about psql</text:p>
      <text:p text:style-name="P1"/>
      <text:list xml:id="list2584276349800680675" text:style-name="L1">
        <text:list-item>
          <text:p text:style-name="P2">To open a specific psql database from the console use “<text:span text:style-name="T1">psql -d &lt;database_name&gt;</text:span>”</text:p>
        </text:list-item>
        <text:list-item>
          <text:p text:style-name="P2">The PG result objects has properties ntuples (rows) and nfields (columns)</text:p>
        </text:list-item>
        <text:list-item>
          <text:p text:style-name="P3">To run a .sql file: <text:span text:style-name="T3">psql -d &lt;database name&gt; -f &lt;file_name.sql&gt;</text:span></text:p>
        </text:list-item>
        <text:list-item>
          <text:p text:style-name="P3">when inside psql </text:p>
          <text:list>
            <text:list-item>
              <text:p text:style-name="P3">“\c &lt;database&gt;” to connect to a database</text:p>
            </text:list-item>
            <text:list-item>
              <text:p text:style-name="P3">“\d+ &lt;table_name&gt; to get details on a table”</text:p>
            </text:list-item>
          </text:list>
        </text:list-item>
        <text:list-item>
          <text:p text:style-name="P4">When the result of an INSERT statement is output the first number is the new rows ID, the second is the number of impacted rows</text:p>
          <text:list>
            <text:list-item>
              <text:p text:style-name="P4">INSERT 0 1</text:p>
            </text:list-item>
          </text:list>
        </text:list-item>
        <text:list-item>
          <text:p text:style-name="P5">create database from terminal: <text:span text:style-name="T4">createdb &lt;dbname&gt;</text:span></text:p>
        </text:list-item>
        <text:list-item>
          <text:p text:style-name="P5">drop database from terminal: drop<text:span text:style-name="T4">db &lt;dbname&gt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10:57.872892000</meta:creation-date>
    <dc:date>2017-06-07T14:00:21.029960000</dc:date>
    <meta:editing-duration>PT50M3S</meta:editing-duration>
    <meta:editing-cycles>6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11" meta:word-count="108" meta:character-count="583" meta:non-whitespace-character-count="496"/>
  </office:meta>
</office:document-meta>
</file>